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315.6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48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8.96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AP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Key count</text:p>
          </table:table-cell>
          <table:table-cell table:formula="of:=COM.IEX.API.LOCALC.PYTHON.IEXIMPL.IEXCOMPANYKEYCOUNT()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ymbol</text:p>
          </table:table-cell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AAP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IEX.API.LOCALC.PYTHON.IEXIMPL.IEXCOMPANYKEYBYINDEX([.A5])" office:value-type="string" office:string-value="companyName" calcext:value-type="string">
            <text:p>companyName</text:p>
          </table:table-cell>
          <table:table-cell table:formula="of:=COM.IEX.API.LOCALC.PYTHON.IEXIMPL.IEXCOMPANYITEM([.C$4];[.B5])" office:value-type="string" office:string-value="Apple Inc." calcext:value-type="string">
            <text:p>Apple Inc.</text:p>
          </table:table-cell>
        </table:table-row>
        <table:table-row table:style-name="ro2">
          <table:table-cell table:formula="of:=[.A5]+1" office:value-type="float" office:value="1" calcext:value-type="float">
            <text:p>1</text:p>
          </table:table-cell>
          <table:table-cell table:formula="of:=COM.IEX.API.LOCALC.PYTHON.IEXIMPL.IEXCOMPANYKEYBYINDEX([.A6])" office:value-type="string" office:string-value="description" calcext:value-type="string">
            <text:p>description</text:p>
          </table:table-cell>
          <table:table-cell table:style-name="ce4" table:formula="of:=COM.IEX.API.LOCALC.PYTHON.IEXIMPL.IEXCOMPANYITEM([.C$4];[.B6])" office:value-type="string" office:string-value="Apple Inc is designs, manufactures and markets mobile communication and media devices and personal computers, and sells a variety of related software, services, accessories, networking solutions and third-party digital content and applications." calcext:value-type="string">
            <text:p>Apple Inc is designs, manufactures and markets mobile communication and media devices and personal computers, and sells a variety of related software, services, accessories, networking solutions and third-party digital content and applications.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COM.IEX.API.LOCALC.PYTHON.IEXIMPL.IEXCOMPANYKEYBYINDEX([.A7])" office:value-type="string" office:string-value="exchange" calcext:value-type="string">
            <text:p>exchange</text:p>
          </table:table-cell>
          <table:table-cell table:formula="of:=COM.IEX.API.LOCALC.PYTHON.IEXIMPL.IEXCOMPANYITEM([.C$4];[.B7])" office:value-type="string" office:string-value="Nasdaq Global Select" calcext:value-type="string">
            <text:p>Nasdaq Global Select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COM.IEX.API.LOCALC.PYTHON.IEXIMPL.IEXCOMPANYKEYBYINDEX([.A8])" office:value-type="string" office:string-value="website" calcext:value-type="string">
            <text:p>website</text:p>
          </table:table-cell>
          <table:table-cell table:formula="of:=COM.IEX.API.LOCALC.PYTHON.IEXIMPL.IEXCOMPANYITEM([.C$4];[.B8])" office:value-type="string" office:string-value="http://www.apple.com" calcext:value-type="string">
            <text:p>http://www.apple.com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COM.IEX.API.LOCALC.PYTHON.IEXIMPL.IEXCOMPANYKEYBYINDEX([.A9])" office:value-type="string" office:string-value="CEO" calcext:value-type="string">
            <text:p>CEO</text:p>
          </table:table-cell>
          <table:table-cell table:formula="of:=COM.IEX.API.LOCALC.PYTHON.IEXIMPL.IEXCOMPANYITEM([.C$4];[.B9])" office:value-type="string" office:string-value="Timothy D. Cook" calcext:value-type="string">
            <text:p>Timothy D. Cook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COM.IEX.API.LOCALC.PYTHON.IEXIMPL.IEXCOMPANYKEYBYINDEX([.A10])" office:value-type="string" office:string-value="symbol" calcext:value-type="string">
            <text:p>symbol</text:p>
          </table:table-cell>
          <table:table-cell table:formula="of:=COM.IEX.API.LOCALC.PYTHON.IEXIMPL.IEXCOMPANYITEM([.C$4];[.B10])" office:value-type="string" office:string-value="AAPL" calcext:value-type="string">
            <text:p>AAPL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COM.IEX.API.LOCALC.PYTHON.IEXIMPL.IEXCOMPANYKEYBYINDEX([.A11])" office:value-type="string" office:string-value="sector" calcext:value-type="string">
            <text:p>sector</text:p>
          </table:table-cell>
          <table:table-cell table:formula="of:=COM.IEX.API.LOCALC.PYTHON.IEXIMPL.IEXCOMPANYITEM([.C$4];[.B11])" office:value-type="string" office:string-value="Technology" calcext:value-type="string">
            <text:p>Technology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COM.IEX.API.LOCALC.PYTHON.IEXIMPL.IEXCOMPANYKEYBYINDEX([.A12])" office:value-type="string" office:string-value="industry" calcext:value-type="string">
            <text:p>industry</text:p>
          </table:table-cell>
          <table:table-cell table:formula="of:=COM.IEX.API.LOCALC.PYTHON.IEXIMPL.IEXCOMPANYITEM([.C$4];[.B12])" office:value-type="string" office:string-value="Computer Hardware" calcext:value-type="string">
            <text:p>Computer Hardware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COM.IEX.API.LOCALC.PYTHON.IEXIMPL.IEXCOMPANYKEYBYINDEX([.A13])" office:value-type="string" office:string-value="issueType" calcext:value-type="string">
            <text:p>issueType</text:p>
          </table:table-cell>
          <table:table-cell table:formula="of:=COM.IEX.API.LOCALC.PYTHON.IEXIMPL.IEXCOMPANYITEM([.C$4];[.B13])" office:value-type="string" office:string-value="cs" calcext:value-type="string">
            <text:p>cs</text:p>
          </table:table-cell>
        </table:table-row>
      </table:table>
      <table:table table:name="IBM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Key count</text:p>
          </table:table-cell>
          <table:table-cell table:formula="of:=COM.IEX.API.LOCALC.PYTHON.IEXIMPL.IEXCOMPANYKEYCOUNT()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ymbol</text:p>
          </table:table-cell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IB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IEX.API.LOCALC.PYTHON.IEXIMPL.IEXCOMPANYKEYBYINDEX([.A5])" office:value-type="string" office:string-value="companyName" calcext:value-type="string">
            <text:p>companyName</text:p>
          </table:table-cell>
          <table:table-cell table:formula="of:=COM.IEX.API.LOCALC.PYTHON.IEXIMPL.IEXCOMPANYITEM([.C$4];[.B5])" office:value-type="string" office:string-value="International Business Machines Corporation" calcext:value-type="string">
            <text:p>International Business Machines Corporation</text:p>
          </table:table-cell>
        </table:table-row>
        <table:table-row table:style-name="ro2">
          <table:table-cell table:formula="of:=[.A5]+1" office:value-type="float" office:value="1" calcext:value-type="float">
            <text:p>1</text:p>
          </table:table-cell>
          <table:table-cell table:formula="of:=COM.IEX.API.LOCALC.PYTHON.IEXIMPL.IEXCOMPANYKEYBYINDEX([.A6])" office:value-type="string" office:string-value="description" calcext:value-type="string">
            <text:p>description</text:p>
          </table:table-cell>
          <table:table-cell table:style-name="ce4" table:formula="of:=COM.IEX.API.LOCALC.PYTHON.IEXIMPL.IEXCOMPANYITEM([.C$4];[.B6])" office:value-type="string" office:string-value="International Business Machines Corp offers a variety of IT services along with software, and hardware. It has operations in over 170 countries and provides planning, build, manage, and maintain IT infrastructure, platforms, applications, and services." calcext:value-type="string">
            <text:p>International Business Machines Corp offers a variety of IT services along with software, and hardware. It has operations in over 170 countries and provides planning, build, manage, and maintain IT infrastructure, platforms, applications, and services.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COM.IEX.API.LOCALC.PYTHON.IEXIMPL.IEXCOMPANYKEYBYINDEX([.A7])" office:value-type="string" office:string-value="exchange" calcext:value-type="string">
            <text:p>exchange</text:p>
          </table:table-cell>
          <table:table-cell table:formula="of:=COM.IEX.API.LOCALC.PYTHON.IEXIMPL.IEXCOMPANYITEM([.C$4];[.B7])" office:value-type="string" office:string-value="New York Stock Exchange" calcext:value-type="string">
            <text:p>New York Stock Exchange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COM.IEX.API.LOCALC.PYTHON.IEXIMPL.IEXCOMPANYKEYBYINDEX([.A8])" office:value-type="string" office:string-value="website" calcext:value-type="string">
            <text:p>website</text:p>
          </table:table-cell>
          <table:table-cell table:formula="of:=COM.IEX.API.LOCALC.PYTHON.IEXIMPL.IEXCOMPANYITEM([.C$4];[.B8])" office:value-type="string" office:string-value="http://www.ibm.com" calcext:value-type="string">
            <text:p>http://www.ibm.com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COM.IEX.API.LOCALC.PYTHON.IEXIMPL.IEXCOMPANYKEYBYINDEX([.A9])" office:value-type="string" office:string-value="CEO" calcext:value-type="string">
            <text:p>CEO</text:p>
          </table:table-cell>
          <table:table-cell table:formula="of:=COM.IEX.API.LOCALC.PYTHON.IEXIMPL.IEXCOMPANYITEM([.C$4];[.B9])">
            <text:p/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COM.IEX.API.LOCALC.PYTHON.IEXIMPL.IEXCOMPANYKEYBYINDEX([.A10])" office:value-type="string" office:string-value="symbol" calcext:value-type="string">
            <text:p>symbol</text:p>
          </table:table-cell>
          <table:table-cell table:formula="of:=COM.IEX.API.LOCALC.PYTHON.IEXIMPL.IEXCOMPANYITEM([.C$4];[.B10])" office:value-type="string" office:string-value="IBM" calcext:value-type="string">
            <text:p>IBM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COM.IEX.API.LOCALC.PYTHON.IEXIMPL.IEXCOMPANYKEYBYINDEX([.A11])" office:value-type="string" office:string-value="sector" calcext:value-type="string">
            <text:p>sector</text:p>
          </table:table-cell>
          <table:table-cell table:formula="of:=COM.IEX.API.LOCALC.PYTHON.IEXIMPL.IEXCOMPANYITEM([.C$4];[.B11])" office:value-type="string" office:string-value="Technology" calcext:value-type="string">
            <text:p>Technology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COM.IEX.API.LOCALC.PYTHON.IEXIMPL.IEXCOMPANYKEYBYINDEX([.A12])" office:value-type="string" office:string-value="industry" calcext:value-type="string">
            <text:p>industry</text:p>
          </table:table-cell>
          <table:table-cell table:formula="of:=COM.IEX.API.LOCALC.PYTHON.IEXIMPL.IEXCOMPANYITEM([.C$4];[.B12])" office:value-type="string" office:string-value="Application Software" calcext:value-type="string">
            <text:p>Application Software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COM.IEX.API.LOCALC.PYTHON.IEXIMPL.IEXCOMPANYKEYBYINDEX([.A13])" office:value-type="string" office:string-value="issueType" calcext:value-type="string">
            <text:p>issueType</text:p>
          </table:table-cell>
          <table:table-cell table:formula="of:=COM.IEX.API.LOCALC.PYTHON.IEXIMPL.IEXCOMPANYITEM([.C$4];[.B13])" office:value-type="string" office:string-value="cs" calcext:value-type="string">
            <text:p>cs</text:p>
          </table:table-cell>
        </table:table-row>
      </table:table>
      <table:table table:name="GOOG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Key count</text:p>
          </table:table-cell>
          <table:table-cell table:formula="of:=COM.IEX.API.LOCALC.PYTHON.IEXIMPL.IEXCOMPANYKEYCOUNT()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ymbol</text:p>
          </table:table-cell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GOO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IEX.API.LOCALC.PYTHON.IEXIMPL.IEXCOMPANYKEYBYINDEX([.A5])" office:value-type="string" office:string-value="companyName" calcext:value-type="string">
            <text:p>companyName</text:p>
          </table:table-cell>
          <table:table-cell table:formula="of:=COM.IEX.API.LOCALC.PYTHON.IEXIMPL.IEXCOMPANYITEM([.C$4];[.B5])" office:value-type="string" office:string-value="Alphabet Inc." calcext:value-type="string">
            <text:p>Alphabet Inc.</text:p>
          </table:table-cell>
        </table:table-row>
        <table:table-row table:style-name="ro3">
          <table:table-cell table:formula="of:=[.A5]+1" office:value-type="float" office:value="1" calcext:value-type="float">
            <text:p>1</text:p>
          </table:table-cell>
          <table:table-cell table:formula="of:=COM.IEX.API.LOCALC.PYTHON.IEXIMPL.IEXCOMPANYKEYBYINDEX([.A6])" office:value-type="string" office:string-value="description" calcext:value-type="string">
            <text:p>description</text:p>
          </table:table-cell>
          <table:table-cell table:style-name="ce4" table:formula="of:=COM.IEX.API.LOCALC.PYTHON.IEXIMPL.IEXCOMPANYITEM([.C$4];[.B6])" office:value-type="string" office:string-value="Alphabet Inc is a provider of internet content products and portals. Its suite of brands includes Search, Android, YouTube, Apps, Maps &amp; Ads." calcext:value-type="string">
            <text:p>Alphabet Inc is a provider of internet content products and portals. Its suite of brands includes Search, Android, YouTube, Apps, Maps &amp; Ads.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COM.IEX.API.LOCALC.PYTHON.IEXIMPL.IEXCOMPANYKEYBYINDEX([.A7])" office:value-type="string" office:string-value="exchange" calcext:value-type="string">
            <text:p>exchange</text:p>
          </table:table-cell>
          <table:table-cell table:formula="of:=COM.IEX.API.LOCALC.PYTHON.IEXIMPL.IEXCOMPANYITEM([.C$4];[.B7])" office:value-type="string" office:string-value="Nasdaq Global Select" calcext:value-type="string">
            <text:p>Nasdaq Global Select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COM.IEX.API.LOCALC.PYTHON.IEXIMPL.IEXCOMPANYKEYBYINDEX([.A8])" office:value-type="string" office:string-value="website" calcext:value-type="string">
            <text:p>website</text:p>
          </table:table-cell>
          <table:table-cell table:formula="of:=COM.IEX.API.LOCALC.PYTHON.IEXIMPL.IEXCOMPANYITEM([.C$4];[.B8])" office:value-type="string" office:string-value="https://www.abc.xyz" calcext:value-type="string">
            <text:p>https://www.abc.xyz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COM.IEX.API.LOCALC.PYTHON.IEXIMPL.IEXCOMPANYKEYBYINDEX([.A9])" office:value-type="string" office:string-value="CEO" calcext:value-type="string">
            <text:p>CEO</text:p>
          </table:table-cell>
          <table:table-cell table:formula="of:=COM.IEX.API.LOCALC.PYTHON.IEXIMPL.IEXCOMPANYITEM([.C$4];[.B9])">
            <text:p/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COM.IEX.API.LOCALC.PYTHON.IEXIMPL.IEXCOMPANYKEYBYINDEX([.A10])" office:value-type="string" office:string-value="symbol" calcext:value-type="string">
            <text:p>symbol</text:p>
          </table:table-cell>
          <table:table-cell table:formula="of:=COM.IEX.API.LOCALC.PYTHON.IEXIMPL.IEXCOMPANYITEM([.C$4];[.B10])" office:value-type="string" office:string-value="GOOG" calcext:value-type="string">
            <text:p>GOOG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COM.IEX.API.LOCALC.PYTHON.IEXIMPL.IEXCOMPANYKEYBYINDEX([.A11])" office:value-type="string" office:string-value="sector" calcext:value-type="string">
            <text:p>sector</text:p>
          </table:table-cell>
          <table:table-cell table:formula="of:=COM.IEX.API.LOCALC.PYTHON.IEXIMPL.IEXCOMPANYITEM([.C$4];[.B11])" office:value-type="string" office:string-value="Technology" calcext:value-type="string">
            <text:p>Technology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COM.IEX.API.LOCALC.PYTHON.IEXIMPL.IEXCOMPANYKEYBYINDEX([.A12])" office:value-type="string" office:string-value="industry" calcext:value-type="string">
            <text:p>industry</text:p>
          </table:table-cell>
          <table:table-cell table:formula="of:=COM.IEX.API.LOCALC.PYTHON.IEXIMPL.IEXCOMPANYITEM([.C$4];[.B12])" office:value-type="string" office:string-value="Online Media" calcext:value-type="string">
            <text:p>Online Media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COM.IEX.API.LOCALC.PYTHON.IEXIMPL.IEXCOMPANYKEYBYINDEX([.A13])" office:value-type="string" office:string-value="issueType" calcext:value-type="string">
            <text:p>issueType</text:p>
          </table:table-cell>
          <table:table-cell table:formula="of:=COM.IEX.API.LOCALC.PYTHON.IEXIMPL.IEXCOMPANYITEM([.C$4];[.B13])" office:value-type="string" office:string-value="cs" calcext:value-type="string">
            <text:p>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0"/>
    </number:number-style>
    <number:number-style style:name="N122">
      <number:number number:decimal-places="0" loext:min-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/00/0000</text:date>, <text:time style:data-style-name="N2" text:time-value="16:55:59.218126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6:52:56.631379907</meta:creation-date>
    <dc:date>2018-02-18T17:08:49.082198746</dc:date>
    <meta:editing-duration>PT15M7S</meta:editing-duration>
    <meta:editing-cycles>6</meta:editing-cycles>
    <meta:generator>LibreOffice/5.4.5.1$MacOSX_X86_64 LibreOffice_project/79c9829dd5d8054ec39a82dc51cd9eff340dbee8</meta:generator>
    <meta:document-statistic meta:table-count="3" meta:cell-count="99" meta:object-count="0"/>
  </office:meta>
</office:document-meta>
</file>